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76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3.94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/>
    </style:style>
    <style:style style:name="ce2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recision</text:p>
          </table:table-cell>
          <table:table-cell table:style-name="ce1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Pair</text:p>
          </table:table-cell>
          <table:table-cell table:style-name="ce5" office:value-type="string" calcext:value-type="string">
            <text:p>Rate 1 – denominator</text:p>
          </table:table-cell>
          <table:table-cell table:style-name="ce5" office:value-type="string" calcext:value-type="string">
            <text:p>Rate 1</text:p>
          </table:table-cell>
          <table:table-cell table:style-name="ce5" office:value-type="string" calcext:value-type="string">
            <text:p>Rate 1 – rounded</text:p>
          </table:table-cell>
          <table:table-cell table:style-name="ce5" office:value-type="string" calcext:value-type="string">
            <text:p>Rate – 2 denominator</text:p>
          </table:table-cell>
          <table:table-cell table:style-name="ce5" office:value-type="string" calcext:value-type="string">
            <text:p>Rate 2</text:p>
          </table:table-cell>
          <table:table-cell table:style-name="ce5" office:value-type="string" calcext:value-type="string">
            <text:p>Rate 2 – rounded</text:p>
          </table:table-cell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3/EUR</text:p>
          </table:table-cell>
          <table:table-cell office:value-type="float" office:value="2.49" calcext:value-type="float">
            <text:p>2,49</text:p>
          </table:table-cell>
          <table:table-cell table:formula="of:=1/[.B5]" office:value-type="float" office:value="0.401606425702811" calcext:value-type="float">
            <text:p>0,401606425702811</text:p>
          </table:table-cell>
          <table:table-cell table:formula="of:=ROUND([.C5];PRECISION)" office:value-type="float" office:value="0.401606" calcext:value-type="float">
            <text:p>0,401606</text:p>
          </table:table-cell>
          <table:table-cell table:number-columns-repeated="3"/>
          <table:table-cell table:formula="of:=ROUND(1/[.D5];PRECISION)" office:value-type="float" office:value="2.490003" calcext:value-type="float">
            <text:p>2,490003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AA4/EUR</text:p>
          </table:table-cell>
          <table:table-cell office:value-type="string" calcext:value-type="string">
            <text:p>AA7/EUR</text:p>
          </table:table-cell>
          <table:table-cell office:value-type="string" calcext:value-type="string">
            <text:p>AA8/EUR</text:p>
          </table:table-cell>
        </table:table-row>
        <table:table-row table:style-name="ro1">
          <table:table-cell office:value-type="string" calcext:value-type="string">
            <text:p>AA3/EUR</text:p>
          </table:table-cell>
          <table:table-cell office:value-type="float" office:value="2.51" calcext:value-type="float">
            <text:p>2,51</text:p>
          </table:table-cell>
          <table:table-cell table:formula="of:=1/[.B6]" office:value-type="float" office:value="0.398406374501992" calcext:value-type="float">
            <text:p>0,398406374501992</text:p>
          </table:table-cell>
          <table:table-cell table:formula="of:=ROUND([.C6];PRECISION)" office:value-type="float" office:value="0.398406" calcext:value-type="float">
            <text:p>0,398406</text:p>
          </table:table-cell>
          <table:table-cell table:number-columns-repeated="3"/>
          <table:table-cell table:formula="of:=ROUND(1/[.D6];PRECISION)" office:value-type="float" office:value="2.510002" calcext:value-type="float">
            <text:p>2,510002</text:p>
          </table:table-cell>
          <table:table-cell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3/EUR</text:p>
          </table:table-cell>
          <table:table-cell office:value-type="float" office:value="2.5" calcext:value-type="float">
            <text:p>2,5</text:p>
          </table:table-cell>
          <table:table-cell table:formula="of:=1/[.B7]" office:value-type="float" office:value="0.4" calcext:value-type="float">
            <text:p>0,4</text:p>
          </table:table-cell>
          <table:table-cell table:formula="of:=ROUND([.C7];PRECISION)" office:value-type="float" office:value="0.4" calcext:value-type="float">
            <text:p>0,4</text:p>
          </table:table-cell>
          <table:table-cell table:number-columns-repeated="3"/>
          <table:table-cell table:formula="of:=ROUND(1/[.D7];PRECISION)" office:value-type="float" office:value="2.5" calcext:value-type="float">
            <text:p>2,5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3/EUR</text:p>
          </table:table-cell>
          <table:table-cell table:style-name="ce4" office:value-type="float" office:value="5.87" calcext:value-type="float">
            <text:p>5,87</text:p>
          </table:table-cell>
          <table:table-cell table:style-name="ce4" table:formula="of:=1/[.B8]" office:value-type="float" office:value="0.170357751277683" calcext:value-type="float">
            <text:p>0,170357751277683</text:p>
          </table:table-cell>
          <table:table-cell table:style-name="ce4" table:formula="of:=ROUND([.C8];PRECISION)" office:value-type="float" office:value="0.170358" calcext:value-type="float">
            <text:p>0,170358</text:p>
          </table:table-cell>
          <table:table-cell table:style-name="ce4" table:number-columns-repeated="3"/>
          <table:table-cell table:style-name="ce4" table:formula="of:=ROUND(1/[.D8];PRECISION)" office:value-type="float" office:value="5.869991" calcext:value-type="float">
            <text:p>5,869991</text:p>
          </table:table-cell>
          <table:table-cell table:style-name="ce7" office:value-type="string" calcext:value-type="string">
            <text:p>Buy</text:p>
          </table:table-cell>
          <table:table-cell office:value-type="string" calcext:value-type="string">
            <text:p>BB4/EUR</text:p>
          </table:table-cell>
          <table:table-cell office:value-type="string" calcext:value-type="string">
            <text:p>BB5/EUR</text:p>
          </table:table-cell>
          <table:table-cell office:value-type="string" calcext:value-type="string">
            <text:p>BB6/EUR</text:p>
          </table:table-cell>
        </table:table-row>
        <table:table-row table:style-name="ro1">
          <table:table-cell table:style-name="ce4" office:value-type="string" calcext:value-type="string">
            <text:p>BB3/EUR</text:p>
          </table:table-cell>
          <table:table-cell table:style-name="ce4" office:value-type="float" office:value="6.13" calcext:value-type="float">
            <text:p>6,13</text:p>
          </table:table-cell>
          <table:table-cell table:style-name="ce4" table:formula="of:=1/[.B9]" office:value-type="float" office:value="0.163132137030995" calcext:value-type="float">
            <text:p>0,163132137030995</text:p>
          </table:table-cell>
          <table:table-cell table:style-name="ce4" table:formula="of:=ROUND([.C9];PRECISION)" office:value-type="float" office:value="0.163132" calcext:value-type="float">
            <text:p>0,163132</text:p>
          </table:table-cell>
          <table:table-cell table:style-name="ce4" table:number-columns-repeated="3"/>
          <table:table-cell table:style-name="ce4" table:formula="of:=ROUND(1/[.D9];PRECISION)" office:value-type="float" office:value="6.130005" calcext:value-type="float">
            <text:p>6,130005</text:p>
          </table:table-cell>
          <table:table-cell table:style-name="ce7"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3/EUR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/[.B10]" office:value-type="float" office:value="0.166666666666667" calcext:value-type="float">
            <text:p>0,166666666666667</text:p>
          </table:table-cell>
          <table:table-cell table:style-name="ce4" table:formula="of:=ROUND([.C10];PRECISION)" office:value-type="float" office:value="0.166667" calcext:value-type="float">
            <text:p>0,166667</text:p>
          </table:table-cell>
          <table:table-cell table:style-name="ce4" table:number-columns-repeated="3"/>
          <table:table-cell table:style-name="ce4" table:formula="of:=ROUND(1/[.D10];PRECISION)" office:value-type="float" office:value="5.999988" calcext:value-type="float">
            <text:p>5,999988</text:p>
          </table:table-cell>
          <table:table-cell table:style-name="ce7"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3/BB3</text:p>
          </table:table-cell>
          <table:table-cell office:value-type="float" office:value="2.49" calcext:value-type="float">
            <text:p>2,49</text:p>
          </table:table-cell>
          <table:table-cell table:formula="of:=1/[.B11]" office:value-type="float" office:value="0.401606425702811" calcext:value-type="float">
            <text:p>0,401606425702811</text:p>
          </table:table-cell>
          <table:table-cell table:formula="of:=ROUND([.C11];PRECISION)" office:value-type="float" office:value="0.401606" calcext:value-type="float">
            <text:p>0,401606</text:p>
          </table:table-cell>
          <table:table-cell office:value-type="float" office:value="5.87" calcext:value-type="float">
            <text:p>5,87</text:p>
          </table:table-cell>
          <table:table-cell table:formula="of:=1/[.E11]" office:value-type="float" office:value="0.170357751277683" calcext:value-type="float">
            <text:p>0,170357751277683</text:p>
          </table:table-cell>
          <table:table-cell table:formula="of:=ROUND([.F11];PRECISION)" office:value-type="float" office:value="0.170358" calcext:value-type="float">
            <text:p>0,170358</text:p>
          </table:table-cell>
          <table:table-cell table:formula="of:=ROUND([.G11]/[.D11];PRECISION)" office:value-type="float" office:value="0.424192" calcext:value-type="float">
            <text:p>0,42419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AA4/B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3/BB3</text:p>
          </table:table-cell>
          <table:table-cell office:value-type="float" office:value="2.51" calcext:value-type="float">
            <text:p>2,51</text:p>
          </table:table-cell>
          <table:table-cell table:formula="of:=1/[.B12]" office:value-type="float" office:value="0.398406374501992" calcext:value-type="float">
            <text:p>0,398406374501992</text:p>
          </table:table-cell>
          <table:table-cell table:formula="of:=ROUND([.C12];PRECISION)" office:value-type="float" office:value="0.398406" calcext:value-type="float">
            <text:p>0,398406</text:p>
          </table:table-cell>
          <table:table-cell office:value-type="float" office:value="6.13" calcext:value-type="float">
            <text:p>6,13</text:p>
          </table:table-cell>
          <table:table-cell table:formula="of:=1/[.E12]" office:value-type="float" office:value="0.163132137030995" calcext:value-type="float">
            <text:p>0,163132137030995</text:p>
          </table:table-cell>
          <table:table-cell table:formula="of:=ROUND([.F12];PRECISION)" office:value-type="float" office:value="0.163132" calcext:value-type="float">
            <text:p>0,163132</text:p>
          </table:table-cell>
          <table:table-cell table:formula="of:=ROUND([.G12]/[.D12];PRECISION)" office:value-type="float" office:value="0.409462" calcext:value-type="float">
            <text:p>0,409462</text:p>
          </table:table-cell>
          <table:table-cell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3/BB3</text:p>
          </table:table-cell>
          <table:table-cell office:value-type="float" office:value="2.5" calcext:value-type="float">
            <text:p>2,5</text:p>
          </table:table-cell>
          <table:table-cell table:formula="of:=1/[.B13]" office:value-type="float" office:value="0.4" calcext:value-type="float">
            <text:p>0,4</text:p>
          </table:table-cell>
          <table:table-cell table:formula="of:=ROUND([.C13];PRECISION)"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table:formula="of:=1/[.E13]" office:value-type="float" office:value="0.166666666666667" calcext:value-type="float">
            <text:p>0,166666666666667</text:p>
          </table:table-cell>
          <table:table-cell table:formula="of:=ROUND([.F13];PRECISION)" office:value-type="float" office:value="0.166667" calcext:value-type="float">
            <text:p>0,166667</text:p>
          </table:table-cell>
          <table:table-cell table:formula="of:=ROUND([.G13]/[.D13];PRECISION)" office:value-type="float" office:value="0.416668" calcext:value-type="float">
            <text:p>0,416668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3/AA3</text:p>
          </table:table-cell>
          <table:table-cell table:style-name="ce4" office:value-type="float" office:value="5.87" calcext:value-type="float">
            <text:p>5,87</text:p>
          </table:table-cell>
          <table:table-cell table:style-name="ce4" table:formula="of:=1/[.B14]" office:value-type="float" office:value="0.170357751277683" calcext:value-type="float">
            <text:p>0,170357751277683</text:p>
          </table:table-cell>
          <table:table-cell table:style-name="ce4" table:formula="of:=ROUND([.C14];PRECISION)" office:value-type="float" office:value="0.170358" calcext:value-type="float">
            <text:p>0,170358</text:p>
          </table:table-cell>
          <table:table-cell table:style-name="ce4" office:value-type="float" office:value="2.49" calcext:value-type="float">
            <text:p>2,49</text:p>
          </table:table-cell>
          <table:table-cell table:style-name="ce4" table:formula="of:=1/[.E14]" office:value-type="float" office:value="0.401606425702811" calcext:value-type="float">
            <text:p>0,401606425702811</text:p>
          </table:table-cell>
          <table:table-cell table:style-name="ce4" table:formula="of:=ROUND([.F14];PRECISION)" office:value-type="float" office:value="0.401606" calcext:value-type="float">
            <text:p>0,401606</text:p>
          </table:table-cell>
          <table:table-cell table:style-name="ce4" table:formula="of:=ROUND([.G14]/[.D14];PRECISION)" office:value-type="float" office:value="2.357424" calcext:value-type="float">
            <text:p>2,357424</text:p>
          </table:table-cell>
          <table:table-cell table:style-name="ce7" office:value-type="string" calcext:value-type="string">
            <text:p>Buy</text:p>
          </table:table-cell>
          <table:table-cell office:value-type="string" calcext:value-type="string">
            <text:p>BB4/AA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B3/AA3</text:p>
          </table:table-cell>
          <table:table-cell table:style-name="ce4" office:value-type="float" office:value="6.13" calcext:value-type="float">
            <text:p>6,13</text:p>
          </table:table-cell>
          <table:table-cell table:style-name="ce4" table:formula="of:=1/[.B15]" office:value-type="float" office:value="0.163132137030995" calcext:value-type="float">
            <text:p>0,163132137030995</text:p>
          </table:table-cell>
          <table:table-cell table:style-name="ce4" table:formula="of:=ROUND([.C15];PRECISION)" office:value-type="float" office:value="0.163132" calcext:value-type="float">
            <text:p>0,163132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table:formula="of:=1/[.E15]" office:value-type="float" office:value="0.398406374501992" calcext:value-type="float">
            <text:p>0,398406374501992</text:p>
          </table:table-cell>
          <table:table-cell table:style-name="ce4" table:formula="of:=ROUND([.F15];PRECISION)" office:value-type="float" office:value="0.398406" calcext:value-type="float">
            <text:p>0,398406</text:p>
          </table:table-cell>
          <table:table-cell table:style-name="ce4" table:formula="of:=ROUND([.G15]/[.D15];PRECISION)" office:value-type="float" office:value="2.442231" calcext:value-type="float">
            <text:p>2,442231</text:p>
          </table:table-cell>
          <table:table-cell table:style-name="ce7"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3/AA3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/[.B16]" office:value-type="float" office:value="0.166666666666667" calcext:value-type="float">
            <text:p>0,166666666666667</text:p>
          </table:table-cell>
          <table:table-cell table:style-name="ce4" table:formula="of:=ROUND([.C16];PRECISION)" office:value-type="float" office:value="0.166667" calcext:value-type="float">
            <text:p>0,166667</text:p>
          </table:table-cell>
          <table:table-cell table:style-name="ce4" office:value-type="float" office:value="2.5" calcext:value-type="float">
            <text:p>2,5</text:p>
          </table:table-cell>
          <table:table-cell table:style-name="ce4" table:formula="of:=1/[.E16]" office:value-type="float" office:value="0.4" calcext:value-type="float">
            <text:p>0,4</text:p>
          </table:table-cell>
          <table:table-cell table:style-name="ce4" table:formula="of:=ROUND([.F16];PRECISION)" office:value-type="float" office:value="0.4" calcext:value-type="float">
            <text:p>0,4</text:p>
          </table:table-cell>
          <table:table-cell table:style-name="ce4" table:formula="of:=ROUND([.G16]/[.D16];PRECISION)" office:value-type="float" office:value="2.399995" calcext:value-type="float">
            <text:p>2,399995</text:p>
          </table:table-cell>
          <table:table-cell table:style-name="ce7"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5/BB5</text:p>
          </table:table-cell>
          <table:table-cell office:value-type="float" office:value="2.49" calcext:value-type="float">
            <text:p>2,49</text:p>
          </table:table-cell>
          <table:table-cell table:number-columns-repeated="2"/>
          <table:table-cell office:value-type="float" office:value="5.87" calcext:value-type="float">
            <text:p>5,87</text:p>
          </table:table-cell>
          <table:table-cell table:formula="of:=1/[.E17]" office:value-type="float" office:value="0.170357751277683" calcext:value-type="float">
            <text:p>0,170357751277683</text:p>
          </table:table-cell>
          <table:table-cell table:formula="of:=ROUND([.F17];PRECISION)" office:value-type="float" office:value="0.170358" calcext:value-type="float">
            <text:p>0,170358</text:p>
          </table:table-cell>
          <table:table-cell table:formula="of:=ROUND([.B17]*[.G17];PRECISION)" office:value-type="float" office:value="0.424191" calcext:value-type="float">
            <text:p>0,42419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AA6/B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5/BB5</text:p>
          </table:table-cell>
          <table:table-cell office:value-type="float" office:value="2.51" calcext:value-type="float">
            <text:p>2,51</text:p>
          </table:table-cell>
          <table:table-cell table:number-columns-repeated="2"/>
          <table:table-cell office:value-type="float" office:value="6.13" calcext:value-type="float">
            <text:p>6,13</text:p>
          </table:table-cell>
          <table:table-cell table:formula="of:=1/[.E18]" office:value-type="float" office:value="0.163132137030995" calcext:value-type="float">
            <text:p>0,163132137030995</text:p>
          </table:table-cell>
          <table:table-cell table:formula="of:=ROUND([.F18];PRECISION)" office:value-type="float" office:value="0.163132" calcext:value-type="float">
            <text:p>0,163132</text:p>
          </table:table-cell>
          <table:table-cell table:formula="of:=ROUND([.B18]*[.G18];PRECISION)" office:value-type="float" office:value="0.409461" calcext:value-type="float">
            <text:p>0,409461</text:p>
          </table:table-cell>
          <table:table-cell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5/BB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/[.E19]" office:value-type="float" office:value="0.166666666666667" calcext:value-type="float">
            <text:p>0,166666666666667</text:p>
          </table:table-cell>
          <table:table-cell table:formula="of:=ROUND([.F19];PRECISION)" office:value-type="float" office:value="0.166667" calcext:value-type="float">
            <text:p>0,166667</text:p>
          </table:table-cell>
          <table:table-cell table:formula="of:=ROUND([.B19]*[.G19];PRECISION)" office:value-type="float" office:value="0.416668" calcext:value-type="float">
            <text:p>0,416668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5/AA5</text:p>
          </table:table-cell>
          <table:table-cell table:style-name="ce4" office:value-type="float" office:value="5.87" calcext:value-type="float">
            <text:p>5,87</text:p>
          </table:table-cell>
          <table:table-cell table:style-name="ce4" table:formula="of:=1/[.B20]" office:value-type="float" office:value="0.170357751277683" calcext:value-type="float">
            <text:p>0,170357751277683</text:p>
          </table:table-cell>
          <table:table-cell table:style-name="ce4" table:formula="of:=ROUND([.C20];PRECISION)" office:value-type="float" office:value="0.170358" calcext:value-type="float">
            <text:p>0,170358</text:p>
          </table:table-cell>
          <table:table-cell table:style-name="ce4" office:value-type="float" office:value="2.49" calcext:value-type="float">
            <text:p>2,49</text:p>
          </table:table-cell>
          <table:table-cell table:style-name="ce4" table:number-columns-repeated="2"/>
          <table:table-cell table:style-name="ce4" table:formula="of:=ROUND(1/([.E20]*[.D20]);PRECISION)" office:value-type="float" office:value="2.357426" calcext:value-type="float">
            <text:p>2,357426</text:p>
          </table:table-cell>
          <table:table-cell table:style-name="ce7" office:value-type="string" calcext:value-type="string">
            <text:p>Buy</text:p>
          </table:table-cell>
          <table:table-cell office:value-type="string" calcext:value-type="string">
            <text:p>BB6/AA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B5/AA5</text:p>
          </table:table-cell>
          <table:table-cell table:style-name="ce4" office:value-type="float" office:value="6.13" calcext:value-type="float">
            <text:p>6,13</text:p>
          </table:table-cell>
          <table:table-cell table:style-name="ce4" table:formula="of:=1/[.B21]" office:value-type="float" office:value="0.163132137030995" calcext:value-type="float">
            <text:p>0,163132137030995</text:p>
          </table:table-cell>
          <table:table-cell table:style-name="ce4" table:formula="of:=ROUND([.C21];PRECISION)" office:value-type="float" office:value="0.163132" calcext:value-type="float">
            <text:p>0,163132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table:number-columns-repeated="2"/>
          <table:table-cell table:style-name="ce4" table:formula="of:=ROUND(1/([.E21]*[.D21]);PRECISION)" office:value-type="float" office:value="2.442233" calcext:value-type="float">
            <text:p>2,442233</text:p>
          </table:table-cell>
          <table:table-cell table:style-name="ce7"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B5/AA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1/[.B22]" office:value-type="float" office:value="0.166666666666667" calcext:value-type="float">
            <text:p>0,166666666666667</text:p>
          </table:table-cell>
          <table:table-cell table:style-name="ce4" table:formula="of:=ROUND([.C22];PRECISION)" office:value-type="float" office:value="0.166667" calcext:value-type="float">
            <text:p>0,166667</text:p>
          </table:table-cell>
          <table:table-cell table:style-name="ce4" office:value-type="float" office:value="2.5" calcext:value-type="float">
            <text:p>2,5</text:p>
          </table:table-cell>
          <table:table-cell table:style-name="ce4" table:number-columns-repeated="2"/>
          <table:table-cell table:style-name="ce4" table:formula="of:=ROUND(1/([.E22]*[.D22]);PRECISION)" office:value-type="float" office:value="2.399995" calcext:value-type="float">
            <text:p>2,399995</text:p>
          </table:table-cell>
          <table:table-cell table:style-name="ce7"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7/AA7</text:p>
          </table:table-cell>
          <table:table-cell office:value-type="float" office:value="5.87" calcext:value-type="float">
            <text:p>5,87</text:p>
          </table:table-cell>
          <table:table-cell table:number-columns-repeated="2"/>
          <table:table-cell office:value-type="float" office:value="2.49" calcext:value-type="float">
            <text:p>2,49</text:p>
          </table:table-cell>
          <table:table-cell table:formula="of:=1/[.E23]" office:value-type="float" office:value="0.401606425702811" calcext:value-type="float">
            <text:p>0,401606425702811</text:p>
          </table:table-cell>
          <table:table-cell table:formula="of:=ROUND([.F23];PRECISION)" office:value-type="float" office:value="0.401606" calcext:value-type="float">
            <text:p>0,401606</text:p>
          </table:table-cell>
          <table:table-cell table:formula="of:=ROUND([.B23]*[.G23];PRECISION)" office:value-type="float" office:value="2.357427" calcext:value-type="float">
            <text:p>2,357427</text:p>
          </table:table-cell>
          <table:table-cell office:value-type="string" calcext:value-type="string">
            <text:p>Bu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7/AA7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office:value-type="float" office:value="2.51" calcext:value-type="float">
            <text:p>2,51</text:p>
          </table:table-cell>
          <table:table-cell table:formula="of:=1/[.E24]" office:value-type="float" office:value="0.398406374501992" calcext:value-type="float">
            <text:p>0,398406374501992</text:p>
          </table:table-cell>
          <table:table-cell table:formula="of:=ROUND([.F24];PRECISION)" office:value-type="float" office:value="0.398406" calcext:value-type="float">
            <text:p>0,398406</text:p>
          </table:table-cell>
          <table:table-cell table:formula="of:=ROUND([.B24]*[.G24];PRECISION)" office:value-type="float" office:value="2.442229" calcext:value-type="float">
            <text:p>2,442229</text:p>
          </table:table-cell>
          <table:table-cell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7/AA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formula="of:=1/[.E25]" office:value-type="float" office:value="0.4" calcext:value-type="float">
            <text:p>0,4</text:p>
          </table:table-cell>
          <table:table-cell table:formula="of:=ROUND([.F25];PRECISION)" office:value-type="float" office:value="0.4" calcext:value-type="float">
            <text:p>0,4</text:p>
          </table:table-cell>
          <table:table-cell table:formula="of:=ROUND([.B25]*[.G25];PRECISION)" office:value-type="float" office:value="2.4" calcext:value-type="float">
            <text:p>2,4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</table:table>
      <table:named-expressions>
        <table:named-range table:name="PRECISION" table:base-cell-address="$Arkusz1.$B$1" table:cell-range-address="$Arkusz1.$B$1"/>
      </table:named-expressions>
      <table:database-ranges>
        <table:database-range table:name="PRECISION" table:target-range-address="Arkusz1.B1:Arkusz1.B1" table:on-update-keep-styles="true" table:on-update-keep-size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4T09:11:05.537000000</meta:creation-date>
    <dc:date>2021-05-25T15:27:01.153000000</dc:date>
    <meta:editing-duration>P1DT2H19M45S</meta:editing-duration>
    <meta:editing-cycles>3</meta:editing-cycles>
    <meta:generator>LibreOffice/6.4.3.2$Windows_X86_64 LibreOffice_project/747b5d0ebf89f41c860ec2a39efd7cb15b54f2d8</meta:generator>
    <meta:document-statistic meta:table-count="1" meta:cell-count="174" meta:object-count="0"/>
  </office:meta>
</office:document-meta>
</file>